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Segundo Método</text:p>
          </table:table-cell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24" calcext:value-type="float">
            <text:p>99,24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55" calcext:value-type="float">
            <text:p>99,55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58" calcext:value-type="float">
            <text:p>99,58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4" calcext:value-type="float">
            <text:p>99,74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8" calcext:value-type="float">
            <text:p>99,58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24" calcext:value-type="float">
            <text:p>99,24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51" calcext:value-type="float">
            <text:p>98,5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29" calcext:value-type="float">
            <text:p>99,29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33" calcext:value-type="float">
            <text:p>99,33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/>
          <table:table-cell table:formula="of:=AVERAGE([.B2:.B11])" office:value-type="float" office:value="99.375" calcext:value-type="float">
            <text:p>99,375</text:p>
          </table:table-cell>
          <table:table-cell table:formula="of:=AVERAGE([.C2:.C11])" office:value-type="float" office:value="5346.1" calcext:value-type="float">
            <text:p>5346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2:59:54.867345528</meta:creation-date>
    <dc:date>2017-12-12T03:10:22.818370425</dc:date>
    <meta:editing-duration>PT17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